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e Role of Full-Stack Developers in the Industry</text:h>
      <text:h text:style-name="Heading_20_1" text:outline-level="1">Introduction</text:h>
      <text:p text:style-name="Text_20_body">Full-stack developers are essential in the tech world because they can work on both front-end and back-end development. As businesses continue to digitize, the demand for these versatile professionals grows across various industries.</text:p>
      <text:h text:style-name="Heading_20_2" text:outline-level="2">Key Roles and Responsibilities of Full-Stack Developers</text:h>
      <text:p text:style-name="Text_20_body">Full-stack developers manage multiple tasks to ensure seamless functionality of applications:</text:p>
      <text:list xml:id="list1965509764" text:style-name="L1">
        <text:list-item>
          <text:p text:style-name="P1">Front-end development:</text:p>
          <text:list>
            <text:list-item>
              <text:p text:style-name="P1">Build user interfaces with HTML, CSS, and JavaScript.</text:p>
            </text:list-item>
            <text:list-item>
              <text:p text:style-name="P1">Ensure responsive design and user-friendly experiences.</text:p>
            </text:list-item>
          </text:list>
        </text:list-item>
        <text:list-item>
          <text:p text:style-name="P1">Back-end development:</text:p>
          <text:list>
            <text:list-item>
              <text:p text:style-name="P1">Manage databases, servers, and APIs for data processing.</text:p>
            </text:list-item>
            <text:list-item>
              <text:p text:style-name="P1">Ensure the back-end supports front-end features efficiently.</text:p>
            </text:list-item>
          </text:list>
        </text:list-item>
        <text:list-item>
          <text:p text:style-name="P1">Database management:</text:p>
          <text:list>
            <text:list-item>
              <text:p text:style-name="P1">Design and maintain databases to store and retrieve data securely.</text:p>
            </text:list-item>
          </text:list>
        </text:list-item>
        <text:list-item>
          <text:p text:style-name="P1">Security:</text:p>
          <text:list>
            <text:list-item>
              <text:p text:style-name="P1">Implement security measures like encryption and authentication.</text:p>
            </text:list-item>
          </text:list>
        </text:list-item>
        <text:list-item>
          <text:p text:style-name="P1">DevOps and deployment:</text:p>
          <text:list>
            <text:list-item>
              <text:p text:style-name="P1">Automate and manage application deployment using CI/CD pipelines.</text:p>
            </text:list-item>
          </text:list>
        </text:list-item>
        <text:list-item>
          <text:p text:style-name="P1">Testing and debugging:</text:p>
          <text:list>
            <text:list-item>
              <text:p text:style-name="P1">Continuously test and fix issues to maintain high performance.</text:p>
            </text:list-item>
          </text:list>
        </text:list-item>
      </text:list>
      <text:h text:style-name="Heading_20_2" text:outline-level="2">Industry Demand for Full-Stack Developers</text:h>
      <text:p text:style-name="Text_20_body">Full-stack developers are in high demand across many sectors, including:</text:p>
      <text:list xml:id="list1872055888" text:style-name="L2">
        <text:list-item>
          <text:p text:style-name="P2"><text:soft-page-break/>Technology: building digital products for tech companies and startups.</text:p>
        </text:list-item>
        <text:list-item>
          <text:p text:style-name="P2">Finance: developing secure applications for online banking and investments.</text:p>
        </text:list-item>
        <text:list-item>
          <text:p text:style-name="P2">Healthcare: creating digital health solutions like telemedicine platforms.</text:p>
        </text:list-item>
        <text:list-item>
          <text:p text:style-name="P2">E-commerce: managing e-commerce platforms and online retail systems.</text:p>
        </text:list-item>
        <text:list-item>
          <text:p text:style-name="P2">Entertainment: developing scalable solutions for streaming services and gaming.</text:p>
        </text:list-item>
      </text:list>
      <text:h text:style-name="Heading_20_2" text:outline-level="2">Career Opportunities for Full-Stack Developers</text:h>
      <text:p text:style-name="Text_20_body">The flexibility of full-stack development opens up several career paths:</text:p>
      <text:list xml:id="list2178903161" text:style-name="L3">
        <text:list-item>
          <text:p text:style-name="P3">Freelancing: offering versatile skills to various clients with flexible project choices.</text:p>
        </text:list-item>
        <text:list-item>
          <text:p text:style-name="P3">Startups: managing diverse tasks and building products in fast-paced environments.</text:p>
        </text:list-item>
        <text:list-item>
          <text:p text:style-name="P3">Corporations: working on large-scale projects in structured teams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bg" fo:country="B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07T16:13:06.673000000</dc:date>
    <meta:editing-duration>PT6S</meta:editing-duration>
    <meta:editing-cycles>1</meta:editing-cycles>
    <meta:document-statistic meta:table-count="0" meta:image-count="0" meta:object-count="0" meta:page-count="2" meta:paragraph-count="31" meta:word-count="260" meta:character-count="1893" meta:non-whitespace-character-count="1686"/>
    <meta:generator>LibreOffice/7.3.4.2$Windows_X86_64 LibreOffice_project/728fec16bd5f605073805c3c9e7c4212a0120dc5</meta:generator>
  </office:meta>
</office:document-meta>
</file>